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CHENNAI INDIA 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9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, o.currency_id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epcg_no&gt;</text:placeholder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3-09T17:12:57</dc:date>
    <meta:editing-duration>PT17H4M1S</meta:editing-duration>
    <meta:editing-cycles>36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50" meta:character-count="1949" meta:non-whitespace-character-count="1599"/>
  </office:meta>
</office:document-meta>
</file>